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0e31"/>
    </style:style>
    <style:style style:name="P2" style:family="paragraph" style:parent-style-name="Standard" style:list-style-name="L1">
      <style:text-properties officeooo:paragraph-rsid="001dc6d4"/>
    </style:style>
    <style:style style:name="P3" style:family="paragraph" style:parent-style-name="Standard" style:list-style-name="L1">
      <style:text-properties officeooo:rsid="001fae73" officeooo:paragraph-rsid="001fae73"/>
    </style:style>
    <style:style style:name="P4" style:family="paragraph" style:parent-style-name="Standard" style:list-style-name="L1">
      <style:text-properties officeooo:rsid="001b0e31" officeooo:paragraph-rsid="001b0e31"/>
    </style:style>
    <style:style style:name="P5" style:family="paragraph" style:parent-style-name="Standard" style:list-style-name="L1">
      <style:text-properties officeooo:rsid="0023c149" officeooo:paragraph-rsid="0023c149"/>
    </style:style>
    <style:style style:name="P6" style:family="paragraph" style:parent-style-name="Standard" style:list-style-name="L1">
      <style:text-properties officeooo:rsid="00254a91" officeooo:paragraph-rsid="00254a91"/>
    </style:style>
    <style:style style:name="P7" style:family="paragraph" style:parent-style-name="Header">
      <style:paragraph-properties fo:text-align="end" style:justify-single-word="false"/>
      <style:text-properties officeooo:paragraph-rsid="00270380"/>
    </style:style>
    <style:style style:name="P8" style:family="paragraph" style:parent-style-name="Header">
      <style:paragraph-properties fo:text-align="end" style:justify-single-word="false"/>
      <style:text-properties officeooo:paragraph-rsid="0027432a"/>
    </style:style>
    <style:style style:name="T1" style:family="text">
      <style:text-properties officeooo:rsid="001b0e31"/>
    </style:style>
    <style:style style:name="T2" style:family="text">
      <style:text-properties officeooo:rsid="001ce625"/>
    </style:style>
    <style:style style:name="T3" style:family="text">
      <style:text-properties officeooo:rsid="001dc6d4"/>
    </style:style>
    <style:style style:name="T4" style:family="text">
      <style:text-properties officeooo:rsid="0021a23a"/>
    </style:style>
    <style:style style:name="T5" style:family="text">
      <style:text-properties officeooo:rsid="00231580"/>
    </style:style>
    <style:style style:name="T6" style:family="text">
      <style:text-properties officeooo:rsid="00270380"/>
    </style:style>
    <style:style style:name="T7" style:family="text">
      <style:text-properties officeooo:rsid="0027432a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7633402" text:style-name="L1">
        <text:list-header>
          <text:p text:style-name="P3">Note: I initialized the BTB to predict all branches taken.</text:p>
          <text:p text:style-name="P3"/>
        </text:list-header>
        <text:list-item>
          <text:p text:style-name="P1"><text:span text:style-name="T1">Number of hits BTB: 1</text:span><text:span text:style-name="T4">692</text:span><text:span text:style-name="T1">. Total brs: 1792. Hit rate: 9</text:span><text:span text:style-name="T5">4.4</text:span><text:span text:style-name="T1">%</text:span></text:p>
        </text:list-item>
        <text:list-item>
          <text:p text:style-name="P4">Incorrect predictions: 117 of 1792, or 6.5%</text:p>
        </text:list-item>
        <text:list-item>
          <text:p text:style-name="P1"><text:span text:style-name="T1">Most significant branch (0x4012c681) seen 637 times of 1792, or 35.5%<text:line-break/>Correct preditions: </text:span><text:span text:style-name="T2">631 of 1675, or 37.7%</text:span></text:p>
        </text:list-item>
        <text:list-item>
          <text:p text:style-name="P2"><text:span text:style-name="T3">Unique branches: 95<text:line-break/>Misses reported: </text:span><text:span text:style-name="T5">100</text:span><text:span text:style-name="T3"><text:line-break/>Capacity misses = 5</text:span></text:p>
        </text:list-item>
        <text:list-item>
          <text:p text:style-name="P5">The warm start yielded 1715 hits (95.7%) and 106 incorrect predictions (5.9%).</text:p>
        </text:list-item>
        <text:list-item>
          <text:p text:style-name="P5"/>
          <text:p text:style-name="P6"><draw:frame draw:style-name="fr1" draw:name="Object1" text:anchor-type="paragraph" svg:width="3.1484in" svg:height="2.7563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6"><draw:frame draw:style-name="fr1" draw:name="Object2" text:anchor-type="paragraph" svg:width="3.1484in" svg:height="2.7563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70380"/>
    </style:style>
    <style:style style:name="MP2" style:family="paragraph" style:parent-style-name="Header">
      <style:paragraph-properties fo:text-align="end" style:justify-single-word="false"/>
      <style:text-properties officeooo:paragraph-rsid="0027432a"/>
    </style:style>
    <style:style style:name="MT1" style:family="text">
      <style:text-properties officeooo:rsid="00270380"/>
    </style:style>
    <style:style style:name="MT2" style:family="text">
      <style:text-properties officeooo:rsid="002743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red Maurer</text:span></text:p>
        <text:p text:style-name="MP1"><text:span text:style-name="MT1">2453327</text:span></text:p>
        <text:p text:style-name="MP2"><text:span text:style-name="MT2">CHECK SYLLABU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3T01:11:56</meta:creation-date>
    <dc:date>2010-10-23T02:46:45</dc:date>
    <meta:editing-duration>PT01H19M14S</meta:editing-duration>
    <meta:editing-cycles>9</meta:editing-cycles>
    <meta:generator>OpenOffice.org/3.2$Linux OpenOffice.org_project/320m19$Build-9505</meta:generator>
    <meta:document-statistic meta:table-count="0" meta:image-count="0" meta:object-count="2" meta:page-count="1" meta:paragraph-count="10" meta:word-count="78" meta:character-count="4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7cm" svg:height="7cm" xlink:href="." chart:class="chart:bar" chart:style-name="ch1">
        <chart:legend chart:legend-position="end" svg:x="6.87cm" svg:y="2.843cm" chart:style-name="ch2"/>
        <chart:plot-area chart:style-name="ch3" chart:data-source-has-labels="both" svg:x="0.159cm" svg:y="0.14cm" svg:width="6.553cm" svg:height="6.58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Misprediction Rate (%)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7cm" svg:height="7cm" xlink:href="." chart:class="chart:bar" chart:style-name="ch1">
        <chart:legend chart:legend-position="end" svg:x="6.87cm" svg:y="2.843cm" chart:style-name="ch2"/>
        <chart:plot-area chart:style-name="ch3" chart:data-source-has-labels="both" svg:x="0.159cm" svg:y="0.14cm" svg:width="6.553cm" svg:height="6.58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Hit Rates (%)</text:p>
              </table:table-cell>
              <table:table-cell office:value-type="float" office:value="94.1">
                <text:p>94.1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